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B000004CBA0B07BD36F2CC663.png" manifest:media-type="image/png"/>
  <manifest:file-entry manifest:full-path="Pictures/100002010000054900000501BCA3966BDC0168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width="0.1cm" svg:stroke-color="#73d216" draw:marker-start-width="0.515cm" draw:marker-end-width="0.51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solid" svg:stroke-width="0.1cm" svg:stroke-color="#ce181e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1cm" svg:stroke-color="#ce181e" draw:marker-start-width="0.5cm" draw:marker-end-width="0.5cm" draw:fill="none" draw:textarea-vertical-align="middle" draw:color-mode="standard" draw:luminance="0%" draw:contrast="0%" draw:gamma="100%" draw:red="0%" draw:green="0%" draw:blue="0%" fo:clip="rect(0cm, 0.378cm, 0cm, 0cm)" draw:image-opacity="100%" style:mirror="none"/>
    </style:style>
    <style:style style:name="gr4" style:family="graphic" style:parent-style-name="Objekt_20_ohne_20_Füllung_20_und_20_Linie">
      <style:graphic-properties draw:stroke="solid" svg:stroke-width="0.1cm" svg:stroke-color="#73d216" draw:marker-start-width="0.515cm" draw:marker-end-width="0.515cm" draw:fill="none" draw:textarea-vertical-align="middle" draw:color-mode="standard" draw:luminance="0%" draw:contrast="0%" draw:gamma="100%" draw:red="0%" draw:green="0%" draw:blue="0%" fo:clip="rect(8.082cm, 15.287cm, 4.045cm, 0.413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0.066cm" svg:height="18.999cm" svg:x="1cm" svg:y="1.001cm">
            <draw:image xlink:href="Pictures/100002010000054900000501BCA3966BDC016828.png" xlink:type="simple" xlink:show="embed" xlink:actuate="onLoad">
              <text:p/>
            </draw:image>
          </draw:frame>
          <draw:frame draw:style-name="gr2" draw:text-style-name="P1" draw:layer="layout" svg:width="20.733cm" svg:height="18.999cm" svg:x="13.3cm" svg:y="4.501cm">
            <draw:image xlink:href="Pictures/100002010000053B000004CBA0B07BD36F2CC663.png" xlink:type="simple" xlink:show="embed" xlink:actuate="onLoad">
              <text:p/>
            </draw:image>
          </draw:frame>
        </draw:g>
      </draw:page>
      <draw:page draw:name="page2" draw:style-name="dp1" draw:master-page-name="Standard">
        <draw:g>
          <draw:frame draw:style-name="gr3" draw:text-style-name="P1" draw:layer="layout" svg:width="24.832cm" svg:height="23cm" svg:x="9.967cm" svg:y="0.201cm">
            <draw:image xlink:href="Pictures/100002010000053B000004CBA0B07BD36F2CC663.png" xlink:type="simple" xlink:show="embed" xlink:actuate="onLoad">
              <text:p/>
            </draw:image>
          </draw:frame>
          <draw:frame draw:style-name="gr4" draw:text-style-name="P1" draw:layer="layout" svg:width="15.499cm" svg:height="16cm" svg:x="0.4cm" svg:y="1.8cm">
            <draw:image xlink:href="Pictures/100002010000054900000501BCA3966BDC016828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gix </meta:initial-creator>
    <meta:creation-date>2019-10-29T14:11:26.641596249</meta:creation-date>
    <dc:date>2019-11-04T11:37:47.082881440</dc:date>
    <dc:creator>cagix </dc:creator>
    <meta:editing-duration>PT11M50S</meta:editing-duration>
    <meta:editing-cycles>8</meta:editing-cycles>
    <meta:generator>LibreOffice/6.0.7.3$Linux_X86_64 LibreOffice_project/00m0$Build-3</meta:generator>
    <meta:document-statistic meta:object-count="6"/>
  </office:meta>
</office:document-meta>
</file>